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IPAゴシック" svg:font-family="IPAゴシック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0080ff" loext:opacity="100%"/>
    </style:style>
    <style:style style:name="T2" style:family="text">
      <style:text-properties fo:color="#808080" loext:opacity="100%"/>
    </style:style>
    <style:style style:name="T3" style:family="text">
      <style:text-properties fo:color="#ff28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CREATE</text:span> <text:span text:style-name="T1">TABLE</text:span> item <text:span text:style-name="T2">(</text:span></text:p>
      <text:p text:style-name="Preformatted_20_Text"><text:s text:c="4"/>dID SERIAL <text:span text:style-name="T1">PRIMARY</text:span> <text:span text:style-name="T1">KEY</text:span><text:span text:style-name="T2">,</text:span></text:p>
      <text:p text:style-name="Preformatted_20_Text"><text:s text:c="4"/>isbn bigint <text:span text:style-name="T1">NOT</text:span> <text:span text:style-name="T1">NULL</text:span><text:span text:style-name="T2">,</text:span></text:p>
      <text:p text:style-name="Preformatted_20_Text"><text:s text:c="4"/>dName TEXT <text:span text:style-name="T1">NOT</text:span> <text:span text:style-name="T1">NULL</text:span><text:span text:style-name="T2">,</text:span></text:p>
      <text:p text:style-name="Preformatted_20_Text"><text:s text:c="4"/>cCode <text:span text:style-name="T1">INTEGER</text:span> <text:span text:style-name="T1">NOT</text:span> <text:span text:style-name="T1">NULL</text:span><text:span text:style-name="T2">,</text:span></text:p>
      <text:p text:style-name="Preformatted_20_Text"><text:s text:c="4"/>aName TEXT <text:span text:style-name="T1">NOT</text:span> <text:span text:style-name="T1">NULL</text:span><text:span text:style-name="T2">,</text:span></text:p>
      <text:p text:style-name="Preformatted_20_Text"><text:s text:c="4"/>pName TEXT <text:span text:style-name="T1">NOT</text:span> <text:span text:style-name="T1">NULL</text:span><text:span text:style-name="T2">,</text:span></text:p>
      <text:p text:style-name="Preformatted_20_Text"><text:s text:c="4"/>pDate <text:span text:style-name="T1">DATE</text:span> <text:span text:style-name="T1">NOT</text:span> <text:span text:style-name="T1">NULL</text:span><text:span text:style-name="T2">,</text:span></text:p>
      <text:p text:style-name="Preformatted_20_Text"><text:s text:c="4"/>aDate <text:span text:style-name="T1">DATE</text:span> <text:span text:style-name="T2">,</text:span></text:p>
      <text:p text:style-name="Preformatted_20_Text"><text:s text:c="4"/>renDate <text:span text:style-name="T1">DATE</text:span> <text:span text:style-name="T2">,</text:span></text:p>
      <text:p text:style-name="Preformatted_20_Text"><text:s text:c="4"/>retDate <text:span text:style-name="T1">DATE</text:span> <text:span text:style-name="T2">,</text:span></text:p>
      <text:p text:style-name="Preformatted_20_Text"><text:s text:c="4"/>renCID <text:span text:style-name="T1">INTEGER</text:span> <text:span text:style-name="T2">,</text:span></text:p>
      <text:p text:style-name="Preformatted_20_Text"><text:s text:c="4"/>resCID <text:span text:style-name="T1">INTEGER</text:span> </text:p>
      <text:p text:style-name="Preformatted_20_Text"><text:s text:c="4"/><text:span text:style-name="T2">);</text:span></text:p>
      <text:p text:style-name="Preformatted_20_Text"><text:span text:style-name="T1">drop</text:span> <text:span text:style-name="T1">table</text:span> item<text:span text:style-name="T2">;</text:span></text:p>
      <text:p text:style-name="Preformatted_20_Text"><text:span text:style-name="T1">insert</text:span> <text:span text:style-name="T1">into</text:span> item<text:span text:style-name="T2">(</text:span>isbn <text:span text:style-name="T2">,</text:span> dName <text:span text:style-name="T2">,</text:span> cCode <text:span text:style-name="T2">,</text:span> aName<text:span text:style-name="T2">,</text:span> pName <text:span text:style-name="T2">,</text:span> pDate<text:span text:style-name="T2">)</text:span><text:span text:style-name="T1">values</text:span><text:span text:style-name="T2">(</text:span><text:span text:style-name="T3">1451213454</text:span><text:span text:style-name="T2">,</text:span><text:span text:style-name="T3">'少女論'</text:span><text:span text:style-name="T2">,</text:span><text:span text:style-name="T3">1</text:span><text:span text:style-name="T2">,</text:span><text:span text:style-name="T3">'今川'</text:span><text:span text:style-name="T2">,</text:span><text:span text:style-name="T3">'集英社'</text:span><text:span text:style-name="T2">,</text:span><text:span text:style-name="T3">'2004-09-01'</text:span><text:span text:style-name="T2">);</text:span></text:p>
      <text:p text:style-name="Preformatted_20_Text"><text:span text:style-name="T1">insert</text:span> <text:span text:style-name="T1">into</text:span> item<text:span text:style-name="T2">(</text:span>isbn <text:span text:style-name="T2">,</text:span> dName<text:span text:style-name="T2">,</text:span> cCode <text:span text:style-name="T2">,</text:span> aName <text:span text:style-name="T2">,</text:span> pName <text:span text:style-name="T2">,</text:span> pDate <text:span text:style-name="T2">)</text:span><text:span text:style-name="T1">values</text:span><text:span text:style-name="T2">(</text:span><text:span text:style-name="T3">5645784532</text:span><text:span text:style-name="T2">,</text:span><text:span text:style-name="T3">'少年論'</text:span><text:span text:style-name="T2">,</text:span><text:span text:style-name="T3">3</text:span><text:span text:style-name="T2">,</text:span><text:span text:style-name="T3">'宮西'</text:span><text:span text:style-name="T2">,</text:span><text:span text:style-name="T3">'KADOKAWA'</text:span><text:span text:style-name="T2">,</text:span><text:span text:style-name="T3">'2022-05-12'</text:span><text:span text:style-name="T2">);</text:span></text:p>
      <text:p text:style-name="Preformatted_20_Text"><text:span text:style-name="T1">insert</text:span> <text:span text:style-name="T1">into</text:span> item<text:span text:style-name="T2">(</text:span>isbn <text:span text:style-name="T2">,</text:span> dName<text:span text:style-name="T2">,</text:span> cCode <text:span text:style-name="T2">,</text:span> aName <text:span text:style-name="T2">,</text:span> pName <text:span text:style-name="T2">,</text:span> pDate<text:span text:style-name="T2">)</text:span><text:span text:style-name="T1">values</text:span><text:span text:style-name="T2">(</text:span><text:span text:style-name="T3">7846235463</text:span><text:span text:style-name="T2">,</text:span><text:span text:style-name="T3">'少年少女論'</text:span><text:span text:style-name="T2">,</text:span><text:span text:style-name="T3">8</text:span><text:span text:style-name="T2">,</text:span><text:span text:style-name="T3">'米丘'</text:span><text:span text:style-name="T2">,</text:span><text:span text:style-name="T3">'文芸春秋社'</text:span><text:span text:style-name="T2">,</text:span><text:span text:style-name="T3">'2013-01-05'</text:span><text:span text:style-name="T2">);</text:span></text:p>
      <text:p text:style-name="P1"><text:span text:style-name="T1">insert</text:span> <text:span text:style-name="T1">into</text:span> item<text:span text:style-name="T2">(</text:span>isbn <text:span text:style-name="T2">,</text:span> dName <text:span text:style-name="T2">,</text:span> cCode <text:span text:style-name="T2">,</text:span> aName <text:span text:style-name="T2">,</text:span> pName <text:span text:style-name="T2">,</text:span> pDate<text:span text:style-name="T2">)</text:span><text:span text:style-name="T1">values</text:span><text:span text:style-name="T2">(</text:span><text:span text:style-name="T3">5689754659</text:span><text:span text:style-name="T2">,</text:span><text:span text:style-name="T3">'少将'</text:span><text:span text:style-name="T2">,</text:span><text:span text:style-name="T3">2</text:span><text:span text:style-name="T2">,</text:span><text:span text:style-name="T3">'米山'</text:span><text:span text:style-name="T2">,</text:span><text:span text:style-name="T3">'光文社'</text:span><text:span text:style-name="T2">,</text:span><text:span text:style-name="T3">'1965-04-27'</text:span><text:span text:style-name="T2">)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IPAゴシック" svg:font-family="IPAゴシック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IPAゴシック" style:font-family-asian="IPAゴシック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2:42:43.197000000</meta:creation-date>
    <dc:date>2022-05-30T12:43:14.201000000</dc:date>
    <meta:editing-duration>PT31S</meta:editing-duration>
    <meta:editing-cycles>1</meta:editing-cycles>
    <meta:document-statistic meta:table-count="0" meta:image-count="0" meta:object-count="0" meta:page-count="1" meta:paragraph-count="19" meta:word-count="143" meta:character-count="765" meta:non-whitespace-character-count="631"/>
    <meta:generator>LibreOffice/7.2.5.2$Windows_X86_64 LibreOffice_project/499f9727c189e6ef3471021d6132d4c694f357e5</meta:generator>
  </office:meta>
</office:document-meta>
</file>